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193" officeooo:paragraph-rsid="00020193"/>
    </style:style>
    <style:style style:name="P2" style:family="paragraph" style:parent-style-name="Standard">
      <style:text-properties style:text-underline-style="none" officeooo:rsid="00020193" officeooo:paragraph-rsid="00020193"/>
    </style:style>
    <style:style style:name="P3" style:family="paragraph" style:parent-style-name="Standard">
      <style:text-properties fo:font-style="italic" style:text-underline-style="none" officeooo:rsid="00020193" officeooo:paragraph-rsid="00020193" style:font-style-asian="italic" style:font-style-complex="italic"/>
    </style:style>
    <style:style style:name="P4" style:family="paragraph" style:parent-style-name="Standard">
      <style:text-properties fo:font-style="normal" style:text-underline-style="none" officeooo:rsid="00020193" officeooo:paragraph-rsid="00020193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03beab" officeooo:paragraph-rsid="0003beab" style:font-style-asian="normal" style:font-style-complex="normal"/>
    </style:style>
    <style:style style:name="P6" style:family="paragraph" style:parent-style-name="Standard">
      <style:text-properties fo:font-style="italic" style:text-underline-style="none" officeooo:rsid="0003c677" officeooo:paragraph-rsid="0003beab" style:font-style-asian="italic" style:font-style-complex="italic"/>
    </style:style>
    <style:style style:name="P7" style:family="paragraph" style:parent-style-name="Standard">
      <style:text-properties fo:font-style="normal" style:text-underline-style="none" officeooo:rsid="0003c677" officeooo:paragraph-rsid="0003beab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03c677" officeooo:paragraph-rsid="0003c677" style:font-style-asian="normal" style:font-style-complex="normal"/>
    </style:style>
    <style:style style:name="P9" style:family="paragraph" style:parent-style-name="Standard">
      <style:text-properties fo:font-style="italic" style:text-underline-style="none" officeooo:rsid="0003c677" officeooo:paragraph-rsid="0003c677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03beab"/>
    </style:style>
    <style:style style:name="T6" style:family="text">
      <style:text-properties fo:font-style="italic" officeooo:rsid="0003c677" style:font-style-asian="italic" style:font-style-complex="italic"/>
    </style:style>
    <style:style style:name="T7" style:family="text">
      <style:text-properties officeooo:rsid="000477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gencia (<text:span text:style-name="T1">id,</text:span><text:span text:style-name="T2"> agencia)</text:span></text:p>
      <text:p text:style-name="P2"/>
      <text:p text:style-name="P2">Curso (<text:span text:style-name="T1">codigo</text:span>, nome, nivel_ensino)</text:p>
      <text:p text:style-name="P2"/>
      <text:p text:style-name="P2">TipoSecundario (<text:span text:style-name="T1">id</text:span>, tipo, tipo_secundario)</text:p>
      <text:p text:style-name="P2"/>
      <text:p text:style-name="P2">Area (<text:span text:style-name="T1">codigo</text:span>, nome)</text:p>
      <text:p text:style-name="P2"/>
      <text:p text:style-name="P2">Producao (<text:span text:style-name="T1">id</text:span>, fk_id, fk_codigo, titulo, descricao, ano_producao, data_inicio, data_termino)</text:p>
      <text:p text:style-name="P2"><text:tab/></text:p>
      <text:p text:style-name="P2"><text:tab/><text:span text:style-name="T3">fk_id referencia TipoSecundario</text:span></text:p>
      <text:p text:style-name="P3"><text:tab/>fk_codigo referencia Area</text:p>
      <text:p text:style-name="P4"/>
      <text:p text:style-name="P4">GrupoPesquisa (<text:span text:style-name="T1">id</text:span>, fk_codigo, nome, descricao, link_site)</text:p>
      <text:p text:style-name="P4"/>
      <text:p text:style-name="P4"><text:tab/><text:span text:style-name="T3">fk_codigo referencia Area</text:span></text:p>
      <text:p text:style-name="P4"><text:span text:style-name="T4"/></text:p>
      <text:p text:style-name="P4">Pesquisador (<text:span text:style-name="T1">matricula</text:span>, <text:span text:style-name="T5">nome, tipo, email)</text:span></text:p>
      <text:p text:style-name="P4"/>
      <text:p text:style-name="P5">Professor (<text:span text:style-name="T1">fk_matricula</text:span>, titulo)</text:p>
      <text:p text:style-name="P5"/>
      <text:p text:style-name="P5"><text:tab/><text:span text:style-name="T3">fk­_matricula referencia Pesquisador</text:span></text:p>
      <text:p text:style-name="P5"/>
      <text:p text:style-name="P5">Aluno (<text:span text:style-name="T1">data_ingresso</text:span>, <text:span text:style-name="T1">fk_matricula</text:span>, ddata_egresso)</text:p>
      <text:p text:style-name="P5"/>
      <text:p text:style-name="P5"><text:tab/><text:span text:style-name="T3">fk_matricula referncia Pesquisador</text:span></text:p>
      <text:p text:style-name="P5"><text:span text:style-name="T4"/></text:p>
      <text:p text:style-name="P5">Participa (<text:span text:style-name="T1">data_ingresso</text:span>, <text:span text:style-name="T1">fk_matricula</text:span>, <text:span text:style-name="T1">fk_id</text:span>, tipo, data_egresso)</text:p>
      <text:p text:style-name="P5"/>
      <text:p text:style-name="P5"><text:tab/><text:span text:style-name="T6">fk_matricula referencia Pesquisador</text:span></text:p>
      <text:p text:style-name="P6"><text:tab/>fk_id referencia GrupoPesquisa</text:p>
      <text:p text:style-name="P7"/>
      <text:p text:style-name="P8">Desenvolve (<text:span text:style-name="T1">fk_id</text:span>, <text:span text:style-name="T1">fk­_matricula</text:span>, <text:span text:style-name="T1">fk_codigo</text:span>)</text:p>
      <text:p text:style-name="P8"/>
      <text:p text:style-name="P8"><text:tab/><text:span text:style-name="T3">fk_id referencia Producao</text:span></text:p>
      <text:p text:style-name="P9"><text:tab/>fk_matricula referencia Pesquisador</text:p>
      <text:p text:style-name="P9"><text:tab/>fk_codigo referencia Curso</text:p>
      <text:p text:style-name="P8"/>
      <text:p text:style-name="P8">Edital (<text:span text:style-name="T1">id</text:span>, <text:span text:style-name="T1">fk­_id</text:span>, <text:span text:style-name="T1">fk_codigo</text:span>, <text:span text:style-name="T1">fk_matricula</text:span>, ddata_inicio, data_termino, tipo, numero)</text:p>
      <text:p text:style-name="P8"/>
      <text:p text:style-name="P8"><text:tab/><text:span text:style-name="T3">fk_id referencia Desenvolve</text:span></text:p>
      <text:p text:style-name="P9"><text:tab/>fk_codigo referencia Desenvolve</text:p>
      <text:p text:style-name="P9"><text:tab/>fk_<text:span text:style-name="T7">matricula referencia Desenvolv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5:49:12.006937561</meta:creation-date>
    <dc:date>2025-10-14T16:14:31.959218738</dc:date>
    <meta:editing-duration>PT15M7S</meta:editing-duration>
    <meta:editing-cycles>4</meta:editing-cycles>
    <meta:generator>LibreOffice/25.2.6.2$Linux_X86_64 LibreOffice_project/520$Build-2</meta:generator>
    <meta:document-statistic meta:table-count="0" meta:image-count="0" meta:object-count="0" meta:page-count="1" meta:paragraph-count="26" meta:word-count="99" meta:character-count="992" meta:non-whitespace-character-count="904"/>
  </office:meta>
</office:document-meta>
</file>